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color="#666666"/>
    </style:style>
    <style:style style:name="T1" style:family="text">
      <style:text-properties fo:color="#c5000b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color="#c5000b" fo:font-size="15pt" style:font-size-asian="15pt" style:font-size-complex="15pt"/>
    </style:style>
    <style:style style:name="T3" style:family="text">
      <style:text-properties fo:color="#c5000b" fo:font-size="15pt" style:text-underline-style="none" fo:font-weight="normal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color="#666666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8"/></text:p>
      <text:p text:style-name="Standard"><text:s text:c="56"/><text:span text:style-name="T1">GOF Design Pattern</text:span></text:p>
      <text:p text:style-name="Standard"><text:span text:style-name="T1"/></text:p>
      <text:p text:style-name="P1"><text:span text:style-name="T2">GOF design pattern are divided into three categories:</text:span></text:p>
      <text:p text:style-name="P1"><text:span text:style-name="T2">1.Creational: </text:span><text:span text:style-name="T5">The design patterns that deals with creation of object.</text:span></text:p>
      <text:p text:style-name="P1"><text:span text:style-name="T2">2.Structural: </text:span><text:span text:style-name="T5">The design patterns in this category deals with the class structure</text:span><text:span text:style-name="T2"> </text:span><text:span text:style-name="T5">such as inheritance and composition.</text:span></text:p>
      <text:p text:style-name="P1"><text:span text:style-name="T2">3.Behavioral:</text:span><text:span text:style-name="T5">This type of design patterns provide solution for the better interaction</text:span></text:p>
      <text:p text:style-name="P2"><text:span text:style-name="T4">objects , how to provide loose coupling and flexibility to extend easily in future.</text:span></text:p>
      <text:p text:style-name="Standard"><text:span text:style-name="T1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9T11:13:24.34</meta:creation-date>
    <meta:document-statistic meta:table-count="0" meta:image-count="0" meta:object-count="0" meta:page-count="1" meta:paragraph-count="7" meta:word-count="63" meta:character-count="540"/>
    <dc:date>2020-03-29T11:26:43.02</dc:date>
    <meta:editing-duration>PT13M19S</meta:editing-duration>
    <meta:editing-cycles>1</meta:editing-cycles>
    <meta:generator>OpenOffice/4.1.7$Win32 OpenOffice.org_project/417m1$Build-9800</meta:generator>
  </office:meta>
</office:document-meta>
</file>